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Source.getLogi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Source.unwrap( Class &lt; T &gt; if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aSource.getParen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Source.setLogin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Source.setLogWriter( PrintWriter p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Source.isWrapperFor( Class &lt; ? &gt; i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Source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